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FilterTest2.test_aft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terFilterTest2.test_afterFil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terFilterTest2.writeAft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